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61" calcext:value-type="float">
            <text:p>761</text:p>
          </table:table-cell>
          <table:table-cell table:style-name="ce7" table:formula="of:=COUNTIF([.B7:.B999];&quot;X&quot;)" office:value-type="float" office:value="647" calcext:value-type="float">
            <text:p>647</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7" calcext:value-type="float">
            <text:p>87</text:p>
          </table:table-cell>
          <table:table-cell table:style-name="ce25" table:formula="of:=SUM([.B2:.F2])" office:value-type="float" office:value="808" calcext:value-type="float">
            <text:p>80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9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2">00/00/0000</text:date>, <text:time style:data-style-name="N2" text:time-value="19:42:45.09677713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12T19:43:15.135390753</dc:date>
    <meta:editing-duration>PT21H43M22S</meta:editing-duration>
    <meta:editing-cycles>749</meta:editing-cycles>
    <meta:document-statistic meta:table-count="1" meta:cell-count="4576" meta:object-count="0"/>
  </office:meta>
</office:document-meta>
</file>